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52cm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padding-top="0.254cm"/>
    </style:style>
    <style:style style:name="gr3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808080" draw:marker-start="Arrow" draw:marker-start-width="0.152cm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stroke="dash" draw:stroke-dash="Dash_20_6"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41cm" svg:y1="4.707cm" svg:x2="5.411cm" svg:y2="5.179cm" draw:start-shape="id1" draw:end-shape="id2" svg:d="m5410 4707 1 472">
          <text:p text:style-name="P6"/>
        </draw:connector>
        <draw:custom-shape draw:style-name="gr2" draw:text-style-name="P3" draw:id="id3" draw:layer="layout" svg:width="1.933cm" svg:height="1.415cm" svg:x="8.253cm" svg:y="4.824cm">
          <text:p text:style-name="P2"><text:span text:style-name="T1">Target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id="id4" draw:layer="layout" svg:width="1.933cm" svg:height="1.415cm" svg:x="8.661cm" svg:y="3.102cm">
          <text:p text:style-name="P2"><text:span text:style-name="T1">Signature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6.662cm" svg:y1="4.349cm" svg:x2="8.253cm" svg:y2="5.531cm" draw:start-shape="id1" draw:start-glue-point="1" draw:end-shape="id3" svg:d="m6662 4349 1591 1182">
          <text:p text:style-name="P6"/>
        </draw:connector>
        <draw:connector draw:style-name="gr3" draw:text-style-name="P1" draw:layer="layout" draw:type="line" svg:x1="8.661cm" svg:y1="3.809cm" svg:x2="6.664cm" svg:y2="5.528cm" draw:start-shape="id4" draw:end-shape="id5" draw:end-glue-point="1" svg:d="m8661 3809-1997 1719">
          <text:p text:style-name="P6"/>
        </draw:connector>
        <draw:connector draw:style-name="gr3" draw:text-style-name="P1" draw:layer="layout" draw:type="line" svg:x1="8.253cm" svg:y1="5.531cm" svg:x2="6.663cm" svg:y2="5.793cm" draw:start-shape="id3" draw:start-glue-point="5" draw:end-shape="id2" draw:end-glue-point="1" svg:d="m8253 5531-1590 262">
          <text:p text:style-name="P6"/>
        </draw:connector>
        <draw:custom-shape draw:style-name="gr4" draw:text-style-name="P5" draw:id="id6" draw:layer="layout" svg:width="2.387cm" svg:height="2.187cm" svg:x="4.217cm" svg:y="1.276cm">
          <text:p text:style-name="P4"><text:span text:style-name="T2">Check</text:span></text:p>
          <text:p text:style-name="P4"><text:span text:style-name="T2">conditional</text:span></text:p>
          <text:p text:style-name="P4"><text:span text:style-name="T2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5.41cm" svg:y1="3.463cm" svg:x2="5.41cm" svg:y2="3.991cm" draw:start-shape="id6" draw:start-glue-point="6" draw:end-shape="id1" draw:end-glue-point="0" svg:d="m5410 3463v528">
          <text:p text:style-name="P6"/>
        </draw:connector>
        <draw:connector draw:style-name="gr3" draw:text-style-name="P1" draw:layer="layout" draw:type="line" svg:x1="2.535cm" svg:y1="4.69cm" svg:x2="4.521cm" svg:y2="2.854cm" svg:d="m2535 4690 1986-1836">
          <text:p text:style-name="P6"/>
        </draw:connector>
        <draw:custom-shape draw:style-name="gr5" draw:text-style-name="P3" draw:id="id7" draw:layer="layout" svg:width="2.012cm" svg:height="0.716cm" svg:x="7.916cm" svg:y="2.011cm">
          <text:p text:style-name="P2"><text:span text:style-name="T1">Don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604cm" svg:y1="2.369cm" svg:x2="7.916cm" svg:y2="2.369cm" draw:start-shape="id6" draw:start-glue-point="7" draw:end-shape="id7" svg:d="m6604 2369h1312">
          <text:p text:style-name="P6"/>
        </draw:connector>
        <draw:frame draw:style-name="gr6" draw:text-style-name="P7" draw:layer="layout" svg:width="1.217cm" svg:height="0.645cm" svg:x="5.343cm" svg:y="3.288cm">
          <draw:text-box>
            <text:p text:style-name="P6"><text:span text:style-name="T1">True</text:span></text:p>
          </draw:text-box>
        </draw:frame>
        <draw:frame draw:style-name="gr6" draw:text-style-name="P7" draw:layer="layout" svg:width="1.374cm" svg:height="0.645cm" svg:x="6.444cm" svg:y="1.789cm">
          <draw:text-box>
            <text:p text:style-name="P6"><text:span text:style-name="T1">False</text:span></text:p>
          </draw:text-box>
        </draw:frame>
        <draw:custom-shape draw:style-name="gr4" draw:text-style-name="P5" draw:id="id8" draw:layer="layout" svg:width="2.387cm" svg:height="1.189cm" svg:x="4.218cm" svg:y="7.075cm">
          <text:p text:style-name="P4"><text:span text:style-name="T2">Execute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" draw:text-style-name="P1" draw:layer="layout" draw:type="line" svg:x1="5.411cm" svg:y1="8.264cm" svg:x2="5.412cm" svg:y2="8.776cm" draw:start-shape="id8" draw:start-glue-point="6" draw:end-shape="id9" draw:end-glue-point="4" svg:d="m5411 8264 1 512">
          <text:p text:style-name="P6"/>
        </draw:connector>
        <draw:connector draw:style-name="gr1" draw:text-style-name="P1" draw:layer="layout" draw:type="line" svg:x1="4.218cm" svg:y1="7.669cm" svg:x2="3.459cm" svg:y2="7.669cm" draw:start-shape="id8" draw:start-glue-point="3" draw:end-shape="id10" svg:d="m4218 7669h-759">
          <text:p text:style-name="P6"/>
        </draw:connector>
        <draw:frame draw:style-name="gr6" draw:text-style-name="P7" draw:layer="layout" svg:width="1.217cm" svg:height="0.645cm" svg:x="3.344cm" svg:y="7.089cm">
          <draw:text-box>
            <text:p text:style-name="P6"><text:span text:style-name="T1">True</text:span></text:p>
          </draw:text-box>
        </draw:frame>
        <draw:frame draw:style-name="gr6" draw:text-style-name="P7" draw:layer="layout" svg:width="1.374cm" svg:height="0.645cm" svg:x="5.315cm" svg:y="8.193cm">
          <draw:text-box>
            <text:p text:style-name="P6"><text:span text:style-name="T1">False</text:span></text:p>
          </draw:text-box>
        </draw:frame>
        <draw:connector draw:style-name="gr1" draw:text-style-name="P1" draw:layer="layout" draw:type="line" svg:x1="5.411cm" svg:y1="6.407cm" svg:x2="5.411cm" svg:y2="7.075cm" draw:start-shape="id2" draw:start-glue-point="2" draw:end-shape="id8" draw:end-glue-point="4" svg:d="m5411 6407v668">
          <text:p text:style-name="P6"/>
        </draw:connector>
        <draw:connector draw:style-name="gr1" draw:text-style-name="P1" draw:layer="layout" draw:type="line" svg:x1="5.412cm" svg:y1="9.965cm" svg:x2="5.412cm" svg:y2="10.522cm" draw:start-shape="id9" draw:start-glue-point="6" draw:end-shape="id11" draw:end-glue-point="4" svg:d="m5412 9965v557">
          <text:p text:style-name="P6"/>
        </draw:connector>
        <draw:connector draw:style-name="gr1" draw:text-style-name="P1" draw:layer="layout" draw:type="line" svg:x1="6.606cm" svg:y1="9.37cm" svg:x2="7.948cm" svg:y2="9.37cm" draw:start-shape="id9" draw:start-glue-point="7" draw:end-shape="id12" draw:end-glue-point="3" svg:d="m6606 9370h1342">
          <text:p text:style-name="P6"/>
        </draw:connector>
        <draw:frame draw:style-name="gr6" draw:text-style-name="P7" draw:layer="layout" svg:width="1.217cm" svg:height="0.645cm" svg:x="6.445cm" svg:y="8.79cm">
          <draw:text-box>
            <text:p text:style-name="P6"><text:span text:style-name="T1">True</text:span></text:p>
          </draw:text-box>
        </draw:frame>
        <draw:custom-shape draw:style-name="gr5" draw:text-style-name="P3" draw:id="id12" draw:layer="layout" svg:width="2.012cm" svg:height="0.716cm" svg:x="7.948cm" svg:y="9.012cm">
          <text:p text:style-name="P2"><text:span text:style-name="T1">Untar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374cm" svg:height="0.645cm" svg:x="5.315cm" svg:y="9.794cm">
          <draw:text-box>
            <text:p text:style-name="P6"><text:span text:style-name="T1">False</text:span></text:p>
          </draw:text-box>
        </draw:frame>
        <draw:connector draw:style-name="gr1" draw:text-style-name="P1" draw:layer="layout" draw:type="line" svg:x1="4.218cm" svg:y1="12.17cm" svg:x2="3.225cm" svg:y2="12.17cm" draw:start-shape="id13" draw:end-shape="id14" draw:end-glue-point="1" svg:d="m4218 12170h-993">
          <text:p text:style-name="P6"/>
        </draw:connector>
        <draw:custom-shape draw:style-name="gr5" draw:text-style-name="P3" draw:id="id15" draw:layer="layout" svg:width="2.012cm" svg:height="0.716cm" svg:x="7.917cm" svg:y="11.812cm">
          <text:p text:style-name="P2"><text:span text:style-name="T1">Don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606cm" svg:y1="12.169cm" svg:x2="7.917cm" svg:y2="12.17cm" draw:start-shape="id13" draw:start-glue-point="7" draw:end-shape="id15" svg:d="m6606 12169 1311 1">
          <text:p text:style-name="P6"/>
        </draw:connector>
        <draw:frame draw:style-name="gr6" draw:text-style-name="P7" draw:layer="layout" svg:width="1.217cm" svg:height="0.645cm" svg:x="3.244cm" svg:y="11.589cm">
          <draw:text-box>
            <text:p text:style-name="P6"><text:span text:style-name="T1">True</text:span></text:p>
          </draw:text-box>
        </draw:frame>
        <draw:frame draw:style-name="gr6" draw:text-style-name="P7" draw:layer="layout" svg:width="1.374cm" svg:height="0.645cm" svg:x="6.445cm" svg:y="11.59cm">
          <draw:text-box>
            <text:p text:style-name="P6"><text:span text:style-name="T1">False</text:span></text:p>
          </draw:text-box>
        </draw:frame>
        <draw:custom-shape draw:style-name="gr7" draw:text-style-name="P1" draw:id="id11" draw:layer="layout" svg:width="0.31cm" svg:height="0.31cm" svg:x="5.258cm" svg:y="10.522cm">
          <text:p text:style-name="P6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1" draw:text-style-name="P1" draw:layer="layout" draw:type="line" svg:x1="5.412cm" svg:y1="10.83cm" svg:x2="5.411cm" svg:y2="11.408cm" draw:start-shape="id11" draw:start-glue-point="8" draw:end-shape="id13" draw:end-glue-point="4" svg:d="m5412 10830-1 578">
          <text:p text:style-name="P6"/>
        </draw:connector>
        <draw:connector draw:style-name="gr1" draw:text-style-name="P1" draw:layer="layout" svg:x1="8.954cm" svg:y1="9.728cm" svg:x2="5.566cm" svg:y2="10.676cm" draw:start-shape="id12" draw:start-glue-point="2" draw:end-shape="id11" draw:end-glue-point="10" svg:d="m8954 9728v948h-3388">
          <text:p text:style-name="P6"/>
        </draw:connector>
        <draw:connector draw:style-name="gr1" draw:text-style-name="P1" draw:layer="layout" svg:x1="2.453cm" svg:y1="9.427cm" svg:x2="5.258cm" svg:y2="10.676cm" draw:start-shape="id16" draw:start-glue-point="2" draw:end-shape="id11" draw:end-glue-point="6" svg:d="m2453 9427v1249h2805">
          <text:p text:style-name="P6"/>
        </draw:connector>
        <draw:connector draw:style-name="gr1" draw:text-style-name="P1" draw:layer="layout" draw:type="line" svg:x1="2.453cm" svg:y1="8.027cm" svg:x2="2.453cm" svg:y2="8.711cm" draw:start-shape="id10" draw:start-glue-point="2" draw:end-shape="id16" draw:end-glue-point="0" svg:d="m2453 8027v684">
          <text:p text:style-name="P6"/>
        </draw:connector>
        <draw:connector draw:style-name="gr3" draw:text-style-name="P1" draw:layer="layout" draw:line-skew="-0.144cm" svg:x1="1.374cm" svg:y1="12.17cm" svg:x2="1.026cm" svg:y2="5.121cm" draw:start-shape="id14" draw:start-glue-point="3" draw:end-shape="id17" draw:end-glue-point="5" svg:d="m1374 12170h-993v-7049h645">
          <text:p text:style-name="P6"/>
        </draw:connector>
        <draw:custom-shape draw:style-name="gr2" draw:text-style-name="P3" draw:id="id17" draw:layer="layout" svg:width="0.937cm" svg:height="0.745cm" svg:x="1.026cm" svg:y="4.749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id="id18" draw:layer="layout" svg:width="0.937cm" svg:height="0.745cm" svg:x="1.027cm" svg:y="5.25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draw:line-skew="0.073cm" svg:x1="1.447cm" svg:y1="9.069cm" svg:x2="1.027cm" svg:y2="5.622cm" draw:start-shape="id16" draw:start-glue-point="3" draw:end-shape="id18" draw:end-glue-point="5" svg:d="m1447 9069h-848v-3447h428">
          <text:p text:style-name="P6"/>
        </draw:connector>
        <draw:custom-shape draw:style-name="gr2" draw:text-style-name="P3" draw:layer="layout" svg:width="1.933cm" svg:height="1.415cm" svg:x="1.025cm" svg:y="4.748cm">
          <text:p text:style-name="P2"><text:span text:style-name="T1">Config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3" draw:id="id19" draw:layer="layout" svg:width="1.904cm" svg:height="1.796cm" svg:x="11.083cm" svg:y="8.861cm">
          <text:p text:style-name="P2"><text:span text:style-name="T1">Untared</text:span></text:p>
          <text:p text:style-name="P2"><text:span text:style-name="T1">dir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line" svg:x1="9.96cm" svg:y1="9.37cm" svg:x2="11.083cm" svg:y2="9.758cm" draw:start-shape="id12" draw:start-glue-point="1" draw:end-shape="id19" draw:end-glue-point="5" svg:d="m9960 9370 1123 388">
          <text:p text:style-name="P6"/>
        </draw:connector>
        <draw:connector draw:style-name="gr8" draw:text-style-name="P1" draw:layer="layout" svg:x1="9.219cm" svg:y1="6.154cm" svg:x2="1.953cm" svg:y2="7.311cm" draw:start-shape="id3" draw:start-glue-point="6" draw:end-shape="id20" draw:end-glue-point="0" svg:d="m9219 6154v621h-7266v536">
          <text:p text:style-name="P6"/>
        </draw:connector>
        <draw:custom-shape draw:style-name="gr5" draw:text-style-name="P3" draw:id="id20" draw:layer="layout" svg:width="1.012cm" svg:height="0.716cm" svg:x="1.447cm" svg:y="7.311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3" draw:id="id21" draw:layer="layout" svg:width="1.016cm" svg:height="0.711cm" svg:x="1.447cm" svg:y="8.711cm">
          <text:p text:style-name="P6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.953cm" svg:y1="8.027cm" svg:x2="1.955cm" svg:y2="8.711cm" draw:start-shape="id20" draw:start-glue-point="2" draw:end-shape="id21" draw:end-glue-point="0" svg:d="m1953 8027 2 684">
          <text:p text:style-name="P6"/>
        </draw:connector>
        <draw:custom-shape draw:style-name="gr5" draw:text-style-name="P3" draw:id="id10" draw:layer="layout" svg:width="2.012cm" svg:height="0.716cm" svg:x="1.447cm" svg:y="7.311cm">
          <text:p text:style-name="P2"><text:span text:style-name="T1">chmod +x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6" draw:layer="layout" svg:width="2.012cm" svg:height="0.716cm" svg:x="1.447cm" svg:y="8.711cm">
          <text:p text:style-name="P2"><text:span text:style-name="T1">Execut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id="id26" draw:layer="layout" svg:width="2.716cm" svg:height="1.016cm" svg:x="0.521cm" svg:y="1.856cm">
          <text:p text:style-name="P2"><text:span text:style-name="T1">Conditional</text:span></text:p>
          <text:p text:style-name="P2"><text:span text:style-name="T1">variab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1" draw:layer="layout" draw:type="line" svg:x1="3.332cm" svg:y1="1.397cm" svg:x2="4.395cm" svg:y2="3.991cm" draw:start-shape="id22" draw:start-glue-point="8" draw:end-shape="id23" draw:end-glue-point="0" svg:d="m3332 1397 1063 2594">
          <text:p text:style-name="P6"/>
        </draw:connector>
        <draw:custom-shape draw:style-name="gr5" draw:text-style-name="P3" draw:id="id5" draw:layer="layout" svg:width="0.718cm" svg:height="0.498cm" svg:x="5.946cm" svg:y="5.279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3" draw:id="id2" draw:layer="layout" svg:width="2.503cm" svg:height="1.228cm" svg:x="4.16cm" svg:y="5.179cm">
          <text:p text:style-name="P2"><text:span text:style-name="T1">Verify file</text:span></text:p>
          <text:p text:style-name="P2"><text:span text:style-name="T1">signa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id="id24" draw:layer="layout" svg:width="2.577cm" svg:height="1.016cm" svg:x="0.457cm" svg:y="3.281cm">
          <text:p text:style-name="P2"><text:span text:style-name="T1">File 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1" draw:layer="layout" draw:type="line" svg:x1="2.77cm" svg:y1="3.788cm" svg:x2="4.161cm" svg:y2="4.476cm" draw:start-shape="id24" draw:start-glue-point="9" draw:end-shape="id25" draw:end-glue-point="3" svg:d="m2770 3788 1391 688">
          <text:p text:style-name="P6"/>
        </draw:connector>
        <draw:custom-shape draw:style-name="gr5" draw:text-style-name="P3" draw:id="id23" draw:layer="layout" svg:width="0.471cm" svg:height="0.37cm" svg:x="4.16cm" svg:y="3.991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3" draw:id="id25" draw:layer="layout" svg:width="0.471cm" svg:height="0.37cm" svg:x="4.161cm" svg:y="4.291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3" draw:id="id1" draw:layer="layout" svg:width="2.503cm" svg:height="0.716cm" svg:x="4.159cm" svg:y="3.991cm">
          <text:p text:style-name="P2"><text:span text:style-name="T1">Fetch 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22" draw:layer="layout" svg:width="1.006cm" svg:height="0.364cm" svg:x="2.83cm" svg:y="1.033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3" draw:layer="layout" svg:width="2.577cm" svg:height="1.016cm" svg:x="1.657cm" svg:y="0.381cm">
          <text:p text:style-name="P2"><text:span text:style-name="T1">Web/Squid</text:span></text:p>
          <text:p text:style-name="P2"><text:span text:style-name="T1">base UR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1" draw:layer="layout" draw:type="line" svg:x1="2.959cm" svg:y1="2.363cm" svg:x2="4.217cm" svg:y2="2.369cm" draw:start-shape="id26" draw:start-glue-point="9" draw:end-shape="id6" draw:end-glue-point="5" svg:d="m2959 2363 1258 6">
          <text:p text:style-name="P6"/>
        </draw:connector>
        <draw:connector draw:style-name="gr11" draw:text-style-name="P1" draw:layer="layout" svg:x1="10.728cm" svg:y1="1.497cm" svg:x2="6.605cm" svg:y2="7.669cm" draw:start-shape="id27" draw:start-glue-point="7" draw:end-shape="id8" draw:end-glue-point="7" svg:d="m10728 1497v6172h-4123">
          <text:p text:style-name="P6"/>
        </draw:connector>
        <draw:custom-shape draw:style-name="gr4" draw:text-style-name="P5" draw:id="id28" draw:layer="layout" svg:width="0.61cm" svg:height="0.305cm" svg:x="5.108cm" svg:y="8.777cm">
          <text:p text:style-name="P6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1" draw:text-style-name="P1" draw:layer="layout" svg:x1="10.99cm" svg:y1="1.497cm" svg:x2="5.718cm" svg:y2="8.928cm" draw:start-shape="id27" draw:start-glue-point="8" draw:end-shape="id28" draw:end-glue-point="7" svg:d="m10990 1497v7431h-5272">
          <text:p text:style-name="P6"/>
        </draw:connector>
        <draw:custom-shape draw:style-name="gr4" draw:text-style-name="P5" draw:id="id9" draw:layer="layout" svg:width="2.387cm" svg:height="1.189cm" svg:x="4.219cm" svg:y="8.776cm">
          <text:p text:style-name="P4"><text:span text:style-name="T2">Untar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3" draw:id="id29" draw:layer="layout" svg:width="0.735cm" svg:height="0.445cm" svg:x="10.498cm" svg:y="1.058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1" draw:layer="layout" svg:x1="10.865cm" svg:y1="1.501cm" svg:x2="3.226cm" svg:y2="11.691cm" draw:start-shape="id29" draw:start-glue-point="8" draw:end-shape="id30" draw:end-glue-point="1" svg:d="m10865 1501v10190h-7639">
          <text:p text:style-name="P6"/>
        </draw:connector>
        <draw:custom-shape draw:style-name="gr5" draw:text-style-name="P3" draw:id="id30" draw:layer="layout" svg:width="0.345cm" svg:height="0.312cm" svg:x="2.881cm" svg:y="11.535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5" draw:id="id13" draw:layer="layout" svg:width="2.388cm" svg:height="1.524cm" svg:x="4.218cm" svg:y="11.408cm">
          <text:p text:style-name="P4"><text:span text:style-name="T2">Update</text:span><text:span text:style-name="T2"><text:line-break/></text:span><text:span text:style-name="T2">confi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14" draw:layer="layout" svg:width="1.851cm" svg:height="1.27cm" svg:x="1.374cm" svg:y="11.535cm">
          <text:p text:style-name="P2"><text:span text:style-name="T1">Insert</text:span></text:p>
          <text:p text:style-name="P2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id="id27" draw:layer="layout" svg:width="2.577cm" svg:height="1.016cm" svg:x="9.703cm" svg:y="0.483cm">
          <text:p text:style-name="P2"><text:span text:style-name="T1">File Fla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36cm" fo:page-height="13.28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10T15:55:13</meta:creation-date>
    <dc:creator>Igor Sfiligoi</dc:creator>
    <dc:date>2008-10-10T16:34:22</dc:date>
    <meta:editing-cycles>5</meta:editing-cycles>
    <meta:editing-duration>PT23M28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